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E00000407643C2C1545DB81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">
      <style:paragraph-properties fo:margin-top="0.212cm" fo:margin-bottom="0.212cm" style:contextual-spacing="false"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3.602cm" fo:min-width="5.399cm" fo:padding-top="0cm" fo:padding-bottom="0cm" fo:padding-left="0cm" fo:padding-right="0cm" fo:wrap-option="wrap" fo:margin-left="0cm" fo:margin-right="0cm" fo:margin-top="0cm" fo:margin-bottom="0.002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char" draw:z-index="0" draw:name="Frame1" draw:style-name="gr1" draw:text-style-name="P3" svg:width="5.398cm" svg:height="3.601cm" svg:x="4.27cm" svg:y="1.663cm"><text:p text:style-name="P1"><draw:frame draw:style-name="fr1" draw:name="Image1" text:anchor-type="as-char" svg:width="5.398cm" svg:height="2.902cm" draw:z-index="4"><draw:image xlink:href="Pictures/100000000000077E00000407643C2C1545DB8117.png" xlink:type="simple" xlink:show="embed" xlink:actuate="onLoad" draw:mime-type="image/png"/></draw:frame>Figure <text:sequence text:ref-name="refFigure0" text:name="Figure" text:formula="ooow:Figure+1" style:num-format="1">1</text:sequence>: dd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Frame2" draw:style-name="gr1" draw:text-style-name="P3" svg:width="5.398cm" svg:height="3.601cm" svg:x="10.432cm" svg:y="1.605cm"><text:p text:style-name="P1"><draw:frame draw:style-name="fr1" draw:name="Image2" text:anchor-type="as-char" svg:width="5.398cm" svg:height="2.902cm" draw:z-index="5"><draw:image xlink:href="Pictures/100000000000077E00000407643C2C1545DB8117.png" xlink:type="simple" xlink:show="embed" xlink:actuate="onLoad" draw:mime-type="image/png"/></draw:frame>Figure <text:sequence text:ref-name="refFigure1" text:name="Figure" text:formula="ooow:Figure+1" style:num-format="1">2</text:sequence>: ddd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nl" fo:country="NL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Mangal" style:font-family-complex="Mangal" style:font-family-generic-complex="system" style:font-pitch-complex="variable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8T11:31:52</meta:creation-date>
    <dc:language>nl-NL</dc:language>
    <dc:date>2021-12-28T11:32:35</dc:date>
    <meta:editing-cycles>1</meta:editing-cycles>
    <meta:editing-duration>P0D</meta:editing-duration>
    <meta:generator>LibreOfficeDev/7.4.0.0.alpha0$Windows_X86_64 LibreOffice_project/9c95415de877af1430ab5b7123e11dedd0ea622c</meta:generator>
    <meta:document-statistic meta:table-count="0" meta:image-count="2" meta:object-count="0" meta:page-count="1" meta:paragraph-count="2" meta:word-count="6" meta:character-count="26" meta:non-whitespace-character-count="22"/>
    <meta:user-defined meta:name="AppVersion">15.0000</meta:user-defined>
  </office:meta>
</office:document-meta>
</file>